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style:font-name="Arial" fo:font-size="12pt" fo:font-weight="bold" style:font-size-asian="12pt" style:font-size-complex="12pt"/>
    </style:style>
    <style:style style:name="T1" style:family="text">
      <style:text-properties fo:color="#ff0000" style:text-underline-style="solid" style:text-underline-width="auto" style:text-underline-color="font-color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ções em PlpgSQL</text:p>
      <text:p text:style-name="P2"/>
      <text:p text:style-name="P2">As funções em linguagens procedurais no PostgreSQL, como a PlpgSQL são correspondentes ao que se chama comumente de Stored Procedures.</text:p>
      <text:p text:style-name="P2"/>
      <text:p text:style-name="P2">Por default o PostgreSQL só traz suporte às funções na linguagem SQL. Para dar suporte à funções em outras linguagens temos que efetuar procedimentos como a seguir.</text:p>
      <text:p text:style-name="P2">Para que o banco postgres tenha suporte à linguagem de procedimento PlPgSQL executamos na linha de comando como super usuário do PostgreSQL:</text:p>
      <text:p text:style-name="P2"/>
      <text:p text:style-name="P1">createlang plpgsql –U nomeuser nomebanco</text:p>
      <text:p text:style-name="P2">A PlpgSQL é a linguagem de procedimentos armazenados mais utilizada no PostgreSQL, devido ser a mais madura e com mais recursos.</text:p>
      <text:p text:style-name="P2"/>
      <text:p text:style-name="P2">CREATE OR REPLACE FUNCTION func_escopo() RETURNS integer AS $$</text:p>
      <text:p text:style-name="P2">DECLARE</text:p>
      <text:p text:style-name="P2"><text:tab/>quantidade integer := 30;</text:p>
      <text:p text:style-name="P2">BEGIN</text:p>
      <text:p text:style-name="P2"><text:tab/>RAISE NOTICE 'Aqui a quantidade é %', quantidade; -- A quantidade aqui é 30</text:p>
      <text:p text:style-name="P2"><text:tab/>quantidade := 50;</text:p>
      <text:p text:style-name="P2"><text:tab/>--</text:p>
      <text:p text:style-name="P2"><text:tab/>-- Criar um sub-bloco</text:p>
      <text:p text:style-name="P2"><text:tab/>--</text:p>
      <text:p text:style-name="P2"><text:tab/>DECLARE</text:p>
      <text:p text:style-name="P2"><text:tab/><text:tab/>quantidade integer := 80;</text:p>
      <text:p text:style-name="P2"><text:tab/><text:tab/>BEGIN</text:p>
      <text:p text:style-name="P2"><text:tab/><text:tab/>RAISE NOTICE 'Aqui a quantidade é %', quantidade; -- A quantidade aqui é 80</text:p>
      <text:p text:style-name="P2"><text:tab/>END;</text:p>
      <text:p text:style-name="P2"><text:tab/>RAISE NOTICE 'Aqui a quantidade é %', quantidade; -- A quantidade aqui é 50</text:p>
      <text:p text:style-name="P2"><text:tab/>RETURN quantidade;</text:p>
      <text:p text:style-name="P2">END;</text:p>
      <text:p text:style-name="P2">$$ LANGUAGE plpgsql;</text:p>
      <text:p text:style-name="P2"/>
      <text:p text:style-name="P2">=&gt; SELECT func_escopo();</text:p>
      <text:p text:style-name="P2"/>
      <text:p text:style-name="P2">CREATE FUNCTION instr(varchar, integer) RETURNS integer AS $$</text:p>
      <text:p text:style-name="P2">DECLARE</text:p>
      <text:p text:style-name="P2"><text:tab/>v_string ALIAS FOR $1;</text:p>
      <text:p text:style-name="P2"><text:tab/>index ALIAS FOR $2;</text:p>
      <text:p text:style-name="P2">BEGIN</text:p>
      <text:p text:style-name="P2"><text:tab/>-- algum processamento neste ponto</text:p>
      <text:p text:style-name="P2">END;</text:p>
      <text:p text:style-name="P2">$$ LANGUAGE plpgsql;</text:p>
      <text:p text:style-name="P2"/>
      <text:p text:style-name="P2">CREATE FUNCTION concatenar_campos_selecionados(in_t nome_da_tabela) RETURNS text AS $$</text:p>
      <text:p text:style-name="P2">BEGIN</text:p>
      <text:p text:style-name="P2"><text:tab/>RETURN in_t.f1 || in_t.f3 || in_t.f5 || in_t.f7;</text:p>
      <text:p text:style-name="P2">END;</text:p>
      <text:p text:style-name="P2">$$ LANGUAGE plpgsql;</text:p>
      <text:p text:style-name="P2"/>
      <text:p text:style-name="P2">CREATE FUNCTION somar_tres_valores(v1 anyelement, v2 anyelement, v3 anyelement)</text:p>
      <text:p text:style-name="P2"><text:soft-page-break/>RETURNS anyelement AS $$</text:p>
      <text:p text:style-name="P2">DECLARE</text:p>
      <text:p text:style-name="P2"><text:tab/>resultado ALIAS FOR $0;</text:p>
      <text:p text:style-name="P2">BEGIN</text:p>
      <text:p text:style-name="P2"><text:tab/>resultado := v1 + v2 + v3;</text:p>
      <text:p text:style-name="P2"><text:tab/>RETURN resultado;</text:p>
      <text:p text:style-name="P2">END;</text:p>
      <text:p text:style-name="P2">$$ LANGUAGE plpgsql;</text:p>
      <text:p text:style-name="P2"/>
      <text:p text:style-name="P2">SELECT somar_tres_valores(10,20,30);</text:p>
      <text:p text:style-name="P2"/>
      <text:p text:style-name="P1">Utilização de tipo composto:</text:p>
      <text:p text:style-name="P2">CREATE FUNCTION mesclar_campos(t_linha nome_da_tabela) RETURNS text AS $$</text:p>
      <text:p text:style-name="P2">DECLARE</text:p>
      <text:p text:style-name="P2"><text:tab/>t2_linha nome_tabela2%ROWTYPE;</text:p>
      <text:p text:style-name="P2">BEGIN</text:p>
      <text:p text:style-name="P2"><text:tab/>SELECT * INTO t2_linha FROM nome_tabela2 WHERE ... ;</text:p>
      <text:p text:style-name="P2"><text:tab/>RETURN t_linha.f1 || t2_linha.f3 || t_linha.f5 || t2_linha.f7;</text:p>
      <text:p text:style-name="P2">END;</text:p>
      <text:p text:style-name="P2">$$ LANGUAGE plpgsql;</text:p>
      <text:p text:style-name="P2"/>
      <text:p text:style-name="P2">SELECT mesclar_campos(t.*) FROM nome_da_tabela t WHERE ... ;</text:p>
      <text:p text:style-name="P2"/>
      <text:p text:style-name="P2">Temos uma tabela (datas) com dois campos (data e hora) e queremos usar uma função para manipular os dados desta tabela:</text:p>
      <text:p text:style-name="P1"/>
      <text:p text:style-name="P2">CREATE or REPLACE FUNCTION data_ctl(opcao char, fdata date, fhora time) RETURNS char(10) AS '</text:p>
      <text:p text:style-name="P2">DECLARE</text:p>
      <text:p text:style-name="P2"><text:s text:c="4"/>opcao ALIAS FOR $1;</text:p>
      <text:p text:style-name="P2"><text:s text:c="4"/>vdata ALIAS FOR $2;</text:p>
      <text:p text:style-name="P2"><text:s text:c="4"/>vhora ALIAS FOR $3;</text:p>
      <text:p text:style-name="P2"><text:s text:c="4"/>retorno char(10);</text:p>
      <text:p text:style-name="P2">BEGIN</text:p>
      <text:p text:style-name="P2"><text:s text:c="4"/>IF opcao = ''I'' THEN </text:p>
      <text:p text:style-name="P2"><text:tab/>insert into datas (data, hora) values (vdata, vhora);</text:p>
      <text:p text:style-name="P2"><text:s text:c="8"/>retorno := ''INSERT'';</text:p>
      <text:p text:style-name="P2"><text:s text:c="4"/>END IF;</text:p>
      <text:p text:style-name="P2"><text:s text:c="4"/>IF opcao = ''U'' THEN </text:p>
      <text:p text:style-name="P2"><text:tab/>update datas set data = vdata, hora = vhora where data=''1995-11-01'';</text:p>
      <text:p text:style-name="P2"><text:s text:c="8"/>retorno := ''UPDATE'';</text:p>
      <text:p text:style-name="P2"><text:s text:c="4"/>END IF;</text:p>
      <text:p text:style-name="P2"><text:s text:c="4"/>IF opcao = ''D'' THEN </text:p>
      <text:p text:style-name="P2"><text:tab/>delete from datas where data = vdata;</text:p>
      <text:p text:style-name="P2"><text:s text:c="8"/>retorno := ''DELETE'';</text:p>
      <text:p text:style-name="P2"><text:s text:c="4"/>ELSE</text:p>
      <text:p text:style-name="P2"><text:s text:c="8"/>retorno := ''NENHUMA'';</text:p>
      <text:p text:style-name="P2"><text:s text:c="4"/>END IF;<text:tab/></text:p>
      <text:p text:style-name="P2"><text:s text:c="4"/>RETURN retorno;</text:p>
      <text:p text:style-name="P2">END;</text:p>
      <text:p text:style-name="P2">' LANGUAGE plpgsql;</text:p>
      <text:p text:style-name="P2">//select data_ctl('I','1996-11-01', '08:15');</text:p>
      <text:p text:style-name="P2"><text:soft-page-break/>select data_ctl('U','1997-11-01','06:36');</text:p>
      <text:p text:style-name="P2">select data_ctl('U','1997-11-01','06:36');</text:p>
      <text:p text:style-name="P1">Mais Detalhes no capítulo 35 do manual oficial.</text:p>
      <text:p text:style-name="P1"/>
      <text:p text:style-name="P1">Funções que Retornam Conjuntos de Registros (SETS)</text:p>
      <text:p text:style-name="P2">CREATE OR REPLACE FUNCTION codigo_empregado (codigo INTEGER)</text:p>
      <text:p text:style-name="P2"><text:s text:c="3"/>RETURNS SETOF INTEGER AS '</text:p>
      <text:p text:style-name="P2"><text:s text:c="3"/>DECLARE</text:p>
      <text:p text:style-name="P2"><text:tab/>registro RECORD;</text:p>
      <text:p text:style-name="P2"><text:tab/>retval INTEGER;</text:p>
      <text:p text:style-name="P2"><text:s text:c="3"/>BEGIN</text:p>
      <text:p text:style-name="P2"><text:tab/>FOR registro IN SELECT * FROM empregados WHERE salario &gt;= $1 LOOP</text:p>
      <text:p text:style-name="P2"><text:tab/><text:tab/>RETURN NEXT registro.departamento_cod;</text:p>
      <text:p text:style-name="P2"><text:tab/>END LOOP;</text:p>
      <text:p text:style-name="P2"><text:tab/>RETURN;</text:p>
      <text:p text:style-name="P2"><text:s text:c="3"/>END;</text:p>
      <text:p text:style-name="P2">' language 'plpgsql';</text:p>
      <text:p text:style-name="P2"/>
      <text:p text:style-name="P2">select * from codigo_empregado (0);</text:p>
      <text:p text:style-name="P2">select count (*), g from codigo_empregado (5000) g group by g;</text:p>
      <text:p text:style-name="P2"/>
      <text:p text:style-name="P1">Funções que retornam Registro</text:p>
      <text:p text:style-name="P2">Para criar funções em plpgsql que retornem um registro, antes precisamos criar uma variável composta do tipo ROWTYPE, descrevendo o registro (tupla) de saída</text:p>
      <text:p text:style-name="P2">da função.</text:p>
      <text:p text:style-name="P2"/>
      <text:p text:style-name="P2">CREATE TABLE empregados(</text:p>
      <text:p text:style-name="P2"><text:s text:c="2"/>nome_emp text,</text:p>
      <text:p text:style-name="P2"><text:s text:c="2"/>salario int4,</text:p>
      <text:p text:style-name="P2"><text:s text:c="2"/>codigo int4 NOT NULL,</text:p>
      <text:p text:style-name="P2"><text:s text:c="2"/>departamento_cod int4,</text:p>
      <text:p text:style-name="P2"><text:s text:c="2"/>CONSTRAINT empregados_pkey PRIMARY KEY (codigo),</text:p>
      <text:p text:style-name="P2"><text:s text:c="2"/>CONSTRAINT empregados_departamento_cod_fkey FOREIGN KEY (departamento_cod)</text:p>
      <text:p text:style-name="P2"><text:s text:c="6"/>REFERENCES departamentos (codigo) MATCH SIMPLE</text:p>
      <text:p text:style-name="P2"><text:s text:c="6"/>ON UPDATE NO ACTION ON DELETE NO ACTION</text:p>
      <text:p text:style-name="P2">) </text:p>
      <text:p text:style-name="P2"/>
      <text:p text:style-name="P2">CREATE TABLE departamentos (codigo INT primary key, <text:s/>nome varchar);</text:p>
      <text:p text:style-name="P2"/>
      <text:p text:style-name="P2">CREATE TYPE dept_media AS (minsal INT, maxsal INT, medsal INT);</text:p>
      <text:p text:style-name="P2"/>
      <text:p text:style-name="P2">create or replace function media_dept() returns dept_media as</text:p>
      <text:p text:style-name="P2">'</text:p>
      <text:p text:style-name="P2">declare</text:p>
      <text:p text:style-name="P2"><text:tab/>r dept_media%rowtype;</text:p>
      <text:p text:style-name="P2"><text:tab/>dept record;</text:p>
      <text:p text:style-name="P2"><text:tab/>bucket int8;</text:p>
      <text:p text:style-name="P2"><text:tab/>counter int;</text:p>
      <text:p text:style-name="P2"><text:s text:c="3"/>begin</text:p>
      <text:p text:style-name="P2"><text:tab/>bucket := 0;</text:p>
      <text:p text:style-name="P2"><text:tab/>counter := 0;</text:p>
      <text:p text:style-name="P2"><text:soft-page-break/><text:tab/>r.maxsal :=0;</text:p>
      <text:p text:style-name="P2"><text:tab/>r.minsal :=0;</text:p>
      <text:p text:style-name="P2"><text:tab/>for dept in select sum(salario) as salario, d.codigo as departamento</text:p>
      <text:p text:style-name="P2"><text:tab/><text:tab/>from empregados e, departamentos d where e.departamento_cod = d.codigo</text:p>
      <text:p text:style-name="P2"><text:tab/><text:tab/>group by departamento loop</text:p>
      <text:p text:style-name="P2"><text:tab/> <text:s text:c="2"/>counter := counter + 1;</text:p>
      <text:p text:style-name="P2"><text:tab/> <text:s text:c="2"/>bucket := bucket + dept.salario;</text:p>
      <text:p text:style-name="P2"><text:tab/> <text:s text:c="2"/>if r.maxsal &lt;= dept.salario or r.maxsal = 0 then</text:p>
      <text:p text:style-name="P2"><text:tab/><text:tab/>r.maxsal := dept.salario;</text:p>
      <text:p text:style-name="P2"><text:tab/> <text:s text:c="2"/>end if;</text:p>
      <text:p text:style-name="P2"><text:tab/> <text:s text:c="2"/>if r.minsal &lt;= dept.salario or r.minsal = 0 then</text:p>
      <text:p text:style-name="P2"><text:tab/><text:tab/>r.minsal := dept.salario;</text:p>
      <text:p text:style-name="P2"><text:tab/> <text:s text:c="2"/>end if;</text:p>
      <text:p text:style-name="P2"><text:tab/>end loop;</text:p>
      <text:p text:style-name="P2"/>
      <text:p text:style-name="P2"><text:tab/>r.medsal := bucket/counter;</text:p>
      <text:p text:style-name="P2"><text:tab/></text:p>
      <text:p text:style-name="P2"><text:tab/>return r;</text:p>
      <text:p text:style-name="P2"><text:s text:c="3"/>end</text:p>
      <text:p text:style-name="P2"><text:s text:c="3"/>' language 'plpgsql';</text:p>
      <text:p text:style-name="P1"/>
      <text:p text:style-name="P1">Funções que Retornam Conjunto de Registros (SETOF, Result Set)</text:p>
      <text:p text:style-name="P2">Também requerem a criação de uma variável (tipo definidopelo user)</text:p>
      <text:p text:style-name="P2"/>
      <text:p text:style-name="P2">CREATE TYPE media_sal AS</text:p>
      <text:p text:style-name="P2"><text:tab/>(deptcod int, minsal int, maxsal int, medsal int);</text:p>
      <text:p text:style-name="P2"/>
      <text:p text:style-name="P2">CREATE OR REPLACE FUNCTION medsal() RETURNS SETOF media_sal AS</text:p>
      <text:p text:style-name="P2">'</text:p>
      <text:p text:style-name="P2">DECLARE</text:p>
      <text:p text:style-name="P2"><text:tab/>s media_sal%ROWTYPE;</text:p>
      <text:p text:style-name="P2"><text:tab/>salrec RECORD;</text:p>
      <text:p text:style-name="P2"><text:tab/>bucket int;</text:p>
      <text:p text:style-name="P2"><text:tab/>counter int;</text:p>
      <text:p text:style-name="P2">BEGIN</text:p>
      <text:p text:style-name="P2"><text:tab/>bucket :=0;</text:p>
      <text:p text:style-name="P2"><text:tab/>counter :=0;</text:p>
      <text:p text:style-name="P2"><text:tab/>s.maxsal :=0;</text:p>
      <text:p text:style-name="P2"><text:tab/>s.minsal :=0;</text:p>
      <text:p text:style-name="P2"><text:tab/>s.deptcod :=0;</text:p>
      <text:p text:style-name="P2"><text:tab/>FOR salrec IN SELECT salario AS salario, d.codigo AS departamento</text:p>
      <text:p text:style-name="P2"><text:tab/><text:tab/>FROM empregados e, departamentos d WHERE e.departamento_cod = d.codigo ORDER BY d.codigo LOOP</text:p>
      <text:p text:style-name="P2"><text:tab/><text:tab/>IF s.deptcod = 0 THEN</text:p>
      <text:p text:style-name="P2"><text:tab/><text:tab/><text:tab/>s.deptcod := salrec.departamento;</text:p>
      <text:p text:style-name="P2"><text:tab/><text:tab/><text:tab/>s.minsal := salrec.salario;</text:p>
      <text:p text:style-name="P2"><text:tab/><text:tab/><text:tab/>s.maxsal := salrec.salario;</text:p>
      <text:p text:style-name="P2"><text:tab/><text:tab/><text:tab/>counter := counter + 1;</text:p>
      <text:p text:style-name="P2"><text:tab/><text:tab/><text:tab/>bucket := bucket + salrec.salario;</text:p>
      <text:p text:style-name="P2"><text:tab/><text:tab/>ELSE</text:p>
      <text:p text:style-name="P2"><text:tab/><text:tab/><text:tab/>IF s.deptcod = salrec.departamento THEN</text:p>
      <text:p text:style-name="P2"><text:tab/><text:tab/><text:tab/><text:tab/>IF s.maxsal &lt;= salrec.salario THEN</text:p>
      <text:p text:style-name="P2"><text:soft-page-break/><text:tab/><text:tab/><text:tab/><text:tab/><text:tab/>s.maxsal := salrec.salario;</text:p>
      <text:p text:style-name="P2"><text:tab/><text:tab/><text:tab/><text:tab/>END IF;</text:p>
      <text:p text:style-name="P2"><text:tab/><text:tab/><text:tab/><text:tab/>IF s.minsal &gt;= salrec.salario THEN</text:p>
      <text:p text:style-name="P2"><text:tab/><text:tab/><text:tab/><text:tab/><text:tab/>s.minsal := salrec.salario;</text:p>
      <text:p text:style-name="P2"><text:tab/><text:tab/><text:tab/><text:tab/>END IF;</text:p>
      <text:p text:style-name="P2"><text:tab/><text:tab/><text:tab/><text:tab/>counter := counter +1;</text:p>
      <text:p text:style-name="P2"><text:tab/><text:tab/><text:tab/>ELSE</text:p>
      <text:p text:style-name="P2"><text:tab/><text:tab/><text:tab/><text:tab/>s.medsal := bucket/counter;</text:p>
      <text:p text:style-name="P2"><text:tab/><text:tab/><text:tab/><text:tab/>RETURN NEXT s;</text:p>
      <text:p text:style-name="P2"><text:tab/><text:tab/><text:tab/><text:tab/>s.deptcod := salrec.departamento;</text:p>
      <text:p text:style-name="P2"><text:tab/><text:tab/><text:tab/><text:tab/>s.minsal := salrec.salario;</text:p>
      <text:p text:style-name="P2"><text:tab/><text:tab/><text:tab/><text:tab/>s.maxsal := salrec.salario;</text:p>
      <text:p text:style-name="P2"><text:tab/><text:tab/><text:tab/><text:tab/>counter := 1;</text:p>
      <text:p text:style-name="P2"><text:tab/><text:tab/><text:tab/><text:tab/>bucket := salrec.salario;</text:p>
      <text:p text:style-name="P2"><text:tab/><text:tab/><text:tab/>END IF;</text:p>
      <text:p text:style-name="P2"><text:tab/><text:tab/>END IF;</text:p>
      <text:p text:style-name="P2"><text:tab/>END LOOP;</text:p>
      <text:p text:style-name="P2"><text:s text:c="3"/><text:tab/>s.medsal := bucket/counter;</text:p>
      <text:p text:style-name="P2"><text:tab/>RETURN NEXT s;</text:p>
      <text:p text:style-name="P2"><text:tab/>RETURN;</text:p>
      <text:p text:style-name="P2">END '</text:p>
      <text:p text:style-name="P2">LANGUAGE 'plpgsql';</text:p>
      <text:p text:style-name="P2"/>
      <text:p text:style-name="P2">select * from medsal()</text:p>
      <text:p text:style-name="P2"/>
      <text:p text:style-name="P1">Relacionando:</text:p>
      <text:p text:style-name="P2">select d.nome, a.minsal, a.maxsal, a.medsal </text:p>
      <text:p text:style-name="P2">from medsal() a, departamentos d </text:p>
      <text:p text:style-name="P2">where d.codigo = a.deptcod</text:p>
      <text:p text:style-name="P1"/>
      <text:p text:style-name="P4">How to write stored procedures in Postgresql </text:p>
      <text:p text:style-name="Standard"><text:a xlink:type="simple" xlink:href="javascript:openindex(450,350,'http://www.tipmaster.com/includes/refinfo.cfm?w=450&amp;h=350')">faq699-3463</text:a></text:p>
      <text:p text:style-name="Standard"><text:line-break/><text:span text:style-name="T1">Starting off:</text:span><text:line-break/>Before you start using plpgsql you need to initialize the call handler with this command<text:line-break/><text:line-break/>create function plpgsql_call_handler()<text:line-break/>returns opaque as '/usr/lib/pgsql/plpgsql.so' language 'c'<text:line-break/><text:line-break/>if you are not sure where the plpgsql.so file is<text:line-break/>type locate plpgsql.so at the command line<text:line-break/><text:line-break/>after initializing the call handler you need to add the plpgsql language . This can be done by typing<text:line-break/><text:line-break/>create function plpgsql_call_handler()<text:line-break/>returns opaque<text:line-break/>as '/usr/local/pgsql/plpgsql.so' <text:line-break/>language 'c'<text:line-break/><text:line-break/><text:line-break/><text:line-break/>the basic function syntax is<text:line-break/>create function function_name() returns int4 as'<text:line-break/>declare<text:line-break/>abc integer ;<text:tab/>--declare a variable without assigning a value<text:line-break/>def varchar ;=''mystring'';<text:tab/>--declare a variable with a value<text:line-break/><text:line-break/>begin<text:line-break/><text:line-break/>insert into some_table (col1) values (10);<text:line-break/>return 10;<text:line-break/>end;<text:line-break/>'language 'plpgsql';<text:line-break/><text:line-break/><text:line-break/>a function always has to return a value<text:line-break/>you can return any normal data type boolean, text, varchar, integer, double<text:line-break/>date, time , void etc<text:line-break/>a trigger normally returns opaque<text:line-break/><text:line-break/>you can also pass parameters with functions, a single function can have <text:line-break/>upto 16 parameters.<text:line-break/><text:line-break/>aliases are used to call parameters values passed. The first parameter is $1, the second is $2<text:line-break/>and so on.<text:line-break/><text:line-break/>you may also declare constant variables and variables with default values<text:line-break/><text:line-break/>this is an example of using functions with parameters <text:line-break/><text:line-break/>create function sec_func(int4,int4,int8,text,varchar) returns int4 as'<text:line-break/>begin<text:line-break/><text:soft-page-break/>myint constant integer := 5;<text:line-break/>mystring char default ''T'';<text:line-break/>firstint alias for $1;<text:line-break/>secondint alias for $2;<text:line-break/>third alias for $3;<text:line-break/>fourth alias for $4;<text:line-break/>fifth alias for $5;<text:line-break/>ret_val int4;<text:line-break/><text:line-break/>select into ret_val employee_id from masters where code_id = firstint and dept_id = secondint;<text:line-break/>return ret_value;<text:line-break/>end;<text:line-break/>'language 'plpgsql';<text:line-break/><text:line-break/>this function need to be called by<text:line-break/>select sec_func(3,4,cast(5 as int8),cast('trial text' as text),'some text');<text:line-break/><text:line-break/>note that numbers passed as parameters are by default int4<text:line-break/>so we need to cast 5 int int8 or bigint.<text:line-break/><text:line-break/><text:span text:style-name="T1">%type and %rowtype:</text:span><text:line-break/><text:line-break/>sometimes we need to declare a variable according to the datatype of a column <text:line-break/>this can be achoieved using %type<text:line-break/><text:line-break/>create function third_func(text) returns varchar as'<text:line-break/>declare<text:line-break/>fir_text alias for $1;<text:line-break/>sec_text mytable.last_name%type;<text:line-break/>--here in the line above will assign the variable sec_text the datatype of <text:line-break/>--of table mytable and column last_name.<text:line-break/>begin<text:line-break/><text:line-break/>--some code here<text:line-break/><text:line-break/>end;<text:line-break/>'language 'plpgsql';<text:line-break/><text:line-break/>sometimes we need to get the structure of a table's row<text:line-break/>we use %rowtype then<text:line-break/><text:line-break/>e.g.<text:line-break/><text:line-break/>create function third(int4) returns varchar as'<text:line-break/><text:line-break/>begin <text:line-break/><text:line-break/>myvar alias for $1;<text:line-break/>mysecvar mytable%rowtype;<text:line-break/>mythirdvar varchar;<text:line-break/><text:line-break/>begin<text:line-break/><text:soft-page-break/><text:line-break/>select into mysecvar * from mytable where code_id = myvar;<text:line-break/>--now mysecvar is a recordset<text:line-break/>mythirdvar := mysecvar.first_name|| ' '|| mysecvar.last_name;<text:line-break/>--|| is the concatenation symbol<text:line-break/>--first_name and last_name are columns in the table mytable<text:line-break/>return mythirdvar; <text:line-break/>end;<text:line-break/>'language 'plpgsql';<text:line-break/><text:line-break/><text:line-break/><text:span text:style-name="T1">looping syntax:</text:span><text:line-break/><text:line-break/>there is the if/then/end if loop<text:line-break/><text:line-break/>if some condition then<text:line-break/>do something;<text:line-break/>end if;<text:line-break/><text:line-break/>otherwise <text:line-break/>if some condition then<text:line-break/>do something;<text:line-break/>else<text:line-break/>some more code;<text:line-break/>end if;<text:line-break/><text:line-break/>there is also the loop /end loop statement<text:line-break/><text:line-break/>loop<text:line-break/>some code;<text:line-break/>end loop;<text:line-break/><text:line-break/><text:line-break/>the while- loop statement is like this<text:line-break/>while myvar&lt;10  loop<text:line-break/>some more code;<text:line-break/>end loop;<text:line-break/><text:line-break/><text:line-break/><text:span text:style-name="T1">displaying messages:</text:span><text:line-break/><text:line-break/><text:line-break/>wee can display messages in the output we can use the raise debug ,raise notice and raise exception<text:line-break/>statements<text:line-break/><text:line-break/>the differences are mostly in the log files and severity.<text:line-break/>raise debug can be viewed by the client and ignored by the database in production mode.<text:line-break/>raise notice gets a mention in the postgresql log and is seen by the client. raise exception causes both <text:line-break/>mentioned before and also causes a transaction to rollback.<text:line-break/><text:line-break/>a simple example is given below<text:line-break/><text:soft-page-break/><text:line-break/>create function mess() returns varchar as'<text:line-break/>declare<text:line-break/>myret :=''done'';<text:line-break/>begin<text:line-break/>raise notice ''hello there'';<text:line-break/>raise debug ''this is the debug message'';<text:line-break/>raise exception ''this is the exception message'';<text:line-break/><text:line-break/>return myret;<text:line-break/>end;<text:line-break/>'language 'plpgsql';<text:line-break/><text:line-break/><text:line-break/>call the function <text:line-break/>select mess();<text:line-break/>you will get some messages shown at the console too.<text:line-break/><text:line-break/><text:span text:style-name="T1">nesting and recursive functions:</text:span><text:line-break/><text:line-break/><text:line-break/>as of 7.1.3 version the database did not support recursive functions<text:line-break/>however it is possible to call a function inside another without returning a value<text:line-break/><text:line-break/>to do this we need to use <text:line-break/><text:line-break/>e.g.<text:line-break/><text:line-break/>create function test(int4,int4,int4) returns int4 as'<text:line-break/>declare<text:line-break/>first alias for $1;<text:line-break/>sec alias for $2;<text:line-break/>third alias for $3;<text:line-break/><text:line-break/>perform another_funct(first,sec);<text:line-break/>return (first + sec);<text:line-break/><text:line-break/>end;<text:line-break/>'language 'plpgsq';<text:line-break/><text:line-break/>not confused yet?<text:line-break/><text:line-break/>go to this link <text:a xlink:type="simple" xlink:href="http://www.brasileiro.net:8080/postgres/cookbook/" office:target-frame-name="_new" xlink:show="replace">http://www.brasileiro.net:8080/postgres/cookbook/</text:a><text:line-break/>this has some great functions including functions in c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cm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5T16:46:46</dc:date>
    <meta:editing-cycles>6</meta:editing-cycles>
    <meta:editing-duration>PT34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04" meta:word-count="1622" meta:character-count="10801"/>
  </office:meta>
</office:document-meta>
</file>